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563in" fo:text-align="start" style:justify-single-word="false" fo:widows="1" fo:text-indent="0in" style:auto-text-indent="false"/>
    </style:style>
    <style:style style:name="P2" style:family="paragraph" style:parent-style-name="Standard">
      <style:paragraph-properties fo:margin-left="0in" fo:margin-right="0in" style:line-height-at-least="0.1563in" fo:text-align="center" style:justify-single-word="false" fo:widows="1" fo:text-indent="0in" style:auto-text-indent="false"/>
    </style:style>
    <style:style style:name="P3" style:family="paragraph" style:parent-style-name="Standard">
      <style:paragraph-properties fo:margin-left="0in" fo:margin-right="0in" style:line-height-at-least="0.1563in" fo:text-align="start" style:justify-single-word="false" fo:widows="1" fo:text-indent="0in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in" fo:margin-right="0in" style:line-height-at-least="0.1563in" fo:text-align="center" style:justify-single-word="false" fo:widows="1" fo:text-indent="0in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in" fo:margin-right="0in" style:line-height-at-least="0.1563in" fo:text-align="start" style:justify-single-word="false" fo:widows="1" fo:text-indent="0in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in" fo:margin-right="0in" style:line-height-at-least="0.1563in" fo:text-align="start" style:justify-single-word="false" fo:widows="1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in" fo:margin-right="0in" style:line-height-at-least="0.1563in" fo:text-align="start" style:justify-single-word="false" fo:widows="1" fo:text-indent="0in" style:auto-text-indent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COMPTE-RENDU</text:p>
      <text:p text:style-name="P4">Réunion n°4 – 24/03</text:p>
      <text:p text:style-name="P1"/>
      <text:p text:style-name="P2">Projet de dévellopement informatique : MusiCore – Projet 22</text:p>
      <text:p text:style-name="P1"/>
      <text:p text:style-name="P1">Encadrant : François Trahay</text:p>
      <text:p text:style-name="P1"/>
      <text:p text:style-name="P1">Présent :</text:p>
      <text:p text:style-name="P1">Bettini Aurélien</text:p>
      <text:p text:style-name="P1">Plichart Victor</text:p>
      <text:p text:style-name="P1">Villedieu Anaïs</text:p>
      <text:p text:style-name="P1">Vurli Constantin</text:p>
      <text:p text:style-name="P1"/>
      <text:p text:style-name="P3">TRAVAIL EFFECTUE</text:p>
      <text:p text:style-name="P3"/>
      <text:p text:style-name="P5">La structure du code a été refaite pour faciliter les jointures entre chaques points clé du programme.</text:p>
      <text:p text:style-name="P3"/>
      <text:p text:style-name="P5"><text:tab/>• Analyse :</text:p>
      <text:p text:style-name="P5">L'analyse BPM fonctionne à peu près, elle peut donner la BPM moyen de la chanson ou le BPM de début et de fin pour faire les transitions : la chanson qui est jouée a un certain BPM à la fin, qui est le même que le BPM au début de la chanson suivante.</text:p>
      <text:p text:style-name="P5"/>
      <text:p text:style-name="P5"><text:tab/>• UI :</text:p>
      <text:p text:style-name="P5">L'UI a été commencé en gtk3+, pour l'instant il y a une fenêtre ou l'utilisateur peut charger manuellement ou par drag and drop la playlist à trier, ainsi que la fenêtre ou le résultat final va apparaître. L'utilisateur peur après réorganiser la playlist qu'il obtient.</text:p>
      <text:p text:style-name="P5"/>
      <text:p text:style-name="P5"><text:tab/>• Tri :</text:p>
      <text:p text:style-name="P5">Le tri se fait maintenant en objet à cause de problèmes liés aux csv, et pour simplifier la jonction avec la partie création de playlist.</text:p>
      <text:p text:style-name="P5">Le tri fusion actuellement utilisé pour les BPM va être refait pour gérer BPM et harmonique en même temps.</text:p>
      <text:p text:style-name="P5"/>
      <text:p text:style-name="P3">TRAVAIL A FAIRE</text:p>
      <text:p text:style-name="P3"/>
      <text:p text:style-name="P5">Pour le livrable 2, un prototype : une partie du logiciel qui fonctionne, par exemple le résultat d'une analyse ou d'un tri, puis la partie exportation.</text:p>
      <text:p text:style-name="P3"/>
      <text:p text:style-name="P3"><text:tab/><text:span text:style-name="T1">• Analyse :</text:span></text:p>
      <text:p text:style-name="P5"><text:span text:style-name="T1">On considère passer en objet plutot que continuer à utiliser les csv. L'extraction de donnée est parfois problématique sur python.</text:span></text:p>
      <text:p text:style-name="P5">Pour l'analyse harmonique, il va falloir coder une FFT car les outils que l'on utilise peuvent détecter la fréquence de morceau mais pas la tonalité.</text:p>
      <text:p text:style-name="P5"/>
      <text:p text:style-name="P3"><text:tab/><text:span text:style-name="T1">• UI :</text:span></text:p>
      <text:p text:style-name="P5">Une fenêtre de customisation va être faite pour personaliser la playlist : privilégier le tri BPM au tri <text:soft-page-break/>harmonique ou inversement, ainsi que décider de classer avec un BPM croissant ou décroissant.</text:p>
      <text:p text:style-name="P5"/>
      <text:p text:style-name="P5"><text:tab/>• Tri :</text:p>
      <text:p text:style-name="P5">Gérer le problème de devoir trier selon 2 variables : BPM et harmonque.</text:p>
      <text:p text:style-name="P5">→ système de score : S=PoidsBPM*f(BPM)+(100-PoidsBPM*f(harmonie) suivit d'un tri fusion classique</text:p>
      <text:p text:style-name="P5">→ double boucle, en testant un nombre fini de combinaison de playlists et choisissant la meilleure (dans le sens des écarts moyens)</text:p>
      <text:p text:style-name="P5">→ problème du voyageur de commerce (souci : solutions existants limités à environ 15 points)</text:p>
      <text:p text:style-name="P5"/>
      <text:p text:style-name="P5"><text:tab/>• Sortie :</text:p>
      <text:p text:style-name="P5">Mettre l'enregistrement des données après l'analyse et avant le tri, séparément de l'expor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ïs Villedieu</meta:initial-creator>
    <meta:creation-date>2016-03-03T18:29:48.66</meta:creation-date>
    <dc:date>2016-05-07T22:14:18.06</dc:date>
    <dc:creator>Anaïs Villedieu</dc:creator>
    <meta:editing-duration>PT15H21M35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2" meta:paragraph-count="32" meta:word-count="390" meta:character-count="2265"/>
  </office:meta>
</office:document-meta>
</file>